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77mm"/>
    </style:style>
    <style:style style:name="co3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 done?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umbers replicated?</text:p>
          </table:table-cell>
          <table:table-cell table:style-name="ce1" office:value-type="string" calcext:value-type="string">
            <text:p>Metrics replicated?</text:p>
          </table:table-cell>
          <table:table-cell table:style-name="ce1" office:value-type="string" calcext:value-type="string">
            <text:p>Which metrics?</text:p>
          </table:table-cell>
          <table:table-cell table:style-name="ce1" office:value-type="string" calcext:value-type="string">
            <text:p>Notebook(s)?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means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isogl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– axes, means, initial seed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ua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aml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e mainly in notebook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means++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4:57:53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4:19:00.155000000</meta:creation-date>
    <dc:date>2019-05-16T16:41:19.012000000</dc:date>
    <meta:editing-duration>PT1H54M30S</meta:editing-duration>
    <meta:editing-cycles>9</meta:editing-cycles>
    <meta:generator>LibreOffice/5.2.1.2$Windows_x86 LibreOffice_project/31dd62db80d4e60af04904455ec9c9219178d620</meta:generator>
    <meta:document-statistic meta:table-count="1" meta:cell-count="33" meta:object-count="0"/>
  </office:meta>
</office:document-meta>
</file>